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 " style:font-name-asian="Calibri " style:font-name-complex="Calibri "/>
    </style:style>
    <style:style style:name="ce11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5">
            <text:p>Biotite oriented with zircon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6">
            <text:p>Hypidiomorphs and elongated</text:p>
          </table:table-cell>
          <table:table-cell table:style-name="ce7"/>
          <table:table-cell table:number-columns-repeated="16381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Low - medium</text:p>
          </table:table-cell>
          <table:table-cell table:style-name="ce8"/>
          <table:table-cell table:number-columns-repeated="16381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Brownish and reddish tones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Strong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6">
            <text:p>A visible direction in longitudinal sections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17">
            <text:p>To chlorite on crystal's edges and might have metamictic aureolia due to zircon presence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6">
            <text:p>Until 3rd order greenish tones but masked by the color of the mineral. It has a characteristic dotted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tion</text:p>
          </table:table-cell>
          <table:table-cell office:value-type="string" table:style-name="ce6">
            <text:p>Right and slightly undulating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Twinning</text:p>
          </table:table-cell>
          <table:table-cell office:value-type="string" table:style-name="ce6">
            <text:p>Not present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tion</text:p>
          </table:table-cell>
          <table:table-cell office:value-type="string" table:style-name="ce6">
            <text:p>Not present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ance in the image</text:p>
          </table:table-cell>
          <table:table-cell office:value-type="percentage" office:value="0.5" table:style-name="ce9">
            <text:p>50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0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1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3">
          <table:table-cell office:value-type="string" table:style-name="ce12">
            <text:p>Other important minerals in the thin section (%)</text:p>
          </table:table-cell>
          <table:table-cell office:value-type="string" table:style-name="ce6">
            <text:p>Quartz 20%<text:s/></text:p>
          </table:table-cell>
          <table:table-cell office:value-type="string" table:style-name="ce13">
            <text:p>Orthoclase 15%<text:s/></text:p>
          </table:table-cell>
          <table:table-cell office:value-type="string" table:style-name="ce13">
            <text:p>Hornblende 10%<text:s/></text:p>
          </table:table-cell>
          <table:table-cell office:value-type="string" table:style-name="ce13">
            <text:p>Zircon 5%</text:p>
          </table:table-cell>
          <table:table-cell table:style-name="ce13"/>
          <table:table-cell table:number-columns-repeated="16378"/>
        </table:table-row>
        <table:table-row table:number-rows-repeated="9" table:style-name="ro2">
          <table:table-cell table:number-columns-repeated="6" table:style-name="ce13"/>
          <table:table-cell table:number-columns-repeated="16378"/>
        </table:table-row>
        <table:table-row table:number-rows-repeated="1048566" table:style-name="ro11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4">
          <table:table-cell office:value-type="string" table:style-name="ce14">
            <text:p>General characteristics of the mineral</text:p>
          </table:table-cell>
          <table:table-cell office:value-type="string" table:style-name="ce5">
            <text:p>Biotite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Chemical formula</text:p>
          </table:table-cell>
          <table:table-cell office:value-type="string" table:style-name="ce13">
            <text:p>K(Mg,Fe<text:span text:style-name="T2">+2</text:span>)<text:span text:style-name="T3">3</text:span>Al,Fe<text:span text:style-name="T2">+3</text:span>Si<text:span text:style-name="T3">3</text:span>O<text:span text:style-name="T3">10</text:span>(OH,F)<text:span text:style-name="T3">2</text:span></text:p>
          </table:table-cell>
          <table:table-cell table:style-name="ce11"/>
          <table:table-cell table:number-columns-repeated="16381"/>
        </table:table-row>
        <table:table-row table:style-name="ro15">
          <table:table-cell office:value-type="string" table:style-name="ce4">
            <text:p>Crystal's shape</text:p>
          </table:table-cell>
          <table:table-cell office:value-type="string" table:style-name="ce6">
            <text:p>Generally idiomorphic with hexagonal basal sections and rectangular longitudinal sections</text:p>
          </table:table-cell>
          <table:table-cell table:style-name="ce11"/>
          <table:table-cell table:number-columns-repeated="16381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Low - medium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5">
            <text:p>Brownish tones, greenish to reddish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Strong, but variable according to the composition</text:p>
          </table:table-cell>
          <table:table-cell table:style-name="ce11"/>
          <table:table-cell table:number-columns-repeated="16381"/>
        </table:table-row>
        <table:table-row table:style-name="ro16">
          <table:table-cell office:value-type="string" table:style-name="ce4">
            <text:p>Cleavage</text:p>
          </table:table-cell>
          <table:table-cell office:value-type="string" table:style-name="ce13">
            <text:p>One {001} visible in longitudinal section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Alteration</text:p>
          </table:table-cell>
          <table:table-cell office:value-type="string" table:style-name="ce16">
            <text:p>Alteration according to edges of grain and clivatge surfaces to chlorite, epidote, calcite, quarts, magnetite, rutile, among other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13">
            <text:p>Until 3rd order greenish tones but masked by the color of the mineral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Right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Very rare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common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Uniaxial or biaxial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Negative</text:p>
          </table:table-cell>
          <table:table-cell table:style-name="ce11"/>
          <table:table-cell table:number-columns-repeated="16381"/>
        </table:table-row>
        <table:table-row table:style-name="ro12">
          <table:table-cell table:number-columns-repeated="3" table:style-name="ce11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2:22:05Z</dc:date>
    <meta:editing-cycles>5</meta:editing-cycles>
    <meta:editing-duration>PT1353S</meta:editing-duration>
  </office:meta>
</office:document-meta>
</file>